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cc" draw:textarea-horizontal-align="justify" draw:textarea-vertical-align="middle" draw:auto-grow-height="false" fo:min-height="2.042cm" fo:min-width="3.744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2.746cm" fo:min-width="5.176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2.666cm" fo:min-width="5.186cm"/>
    </style:style>
    <style:style style:name="gr4" style:family="graphic" style:parent-style-name="standard">
      <style:graphic-properties draw:fill-color="#ccffff" draw:textarea-horizontal-align="justify" draw:textarea-vertical-align="middle" draw:auto-grow-height="false" fo:min-height="2.042cm" fo:min-width="3.744cm"/>
    </style:style>
    <style:style style:name="gr5" style:family="graphic" style:parent-style-name="standard">
      <style:graphic-properties draw:fill-color="#ffcc99" draw:textarea-horizontal-align="justify" draw:textarea-vertical-align="middle" draw:auto-grow-height="false" fo:min-height="1.067cm" fo:min-width="2.5cm"/>
    </style:style>
    <style:style style:name="gr6" style:family="graphic" style:parent-style-name="standard">
      <style:graphic-properties svg:stroke-color="#000000" draw:marker-end="Arrow" draw:marker-end-width="0.4cm" draw:marker-end-center="true" draw:textarea-vertical-align="middle"/>
    </style:style>
    <style:style style:name="gr7" style:family="graphic" style:parent-style-name="standard">
      <style:graphic-properties svg:stroke-color="#000000" draw:marker-end="Arrow" draw:marker-end-width="0.4cm" draw:textarea-vertical-align="middle"/>
    </style:style>
    <style:style style:name="gr8" style:family="graphic" style:parent-style-name="objectwithoutfill">
      <style:graphic-properties draw:marker-end="Arrow" draw:marker-end-width="0.4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style:font-name="Liberation Sans1" fo:font-size="22pt" style:font-name-asian="Liberation Sans1" style:font-size-asian="22pt" style:font-name-complex="Liberation Sans1" style:font-size-complex="22pt"/>
    </style:style>
    <style:style style:name="T2" style:family="text">
      <style:text-properties style:text-position="33% 58%" fo:font-size="22pt" style:font-size-asian="22pt" style:font-size-complex="22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6cm" svg:height="3.24cm" svg:x="3cm" svg:y="5cm">
          <text:p text:style-name="P1"><text:span text:style-name="T1">π</text:span><text:span text:style-name="T2">–</text:span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6cm" svg:height="3.24cm" svg:x="9.601cm" svg:y="5.001cm">
          <text:p text:style-name="P2"><text:span text:style-name="T3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cm" svg:height="3.32cm" svg:x="6.3cm" svg:y="9cm">
          <text:p text:style-name="P1">kinematic<text:line-break/> vertex fit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6" draw:id="id6" draw:layer="layout" svg:width="6cm" svg:height="3.23cm" svg:x="1.4cm" svg:y="13.1cm">
          <text:p text:style-name="P1">Mass fit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6cm" svg:height="3.24cm" svg:x="6.3cm" svg:y="21cm">
          <text:p text:style-name="P2"><text:span text:style-name="T1">Λ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6cm" svg:height="3.95cm" svg:x="6.3cm" svg:y="16cm">
          <text:p text:style-name="P1">prob &gt; 0.0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svg:x1="6cm" svg:y1="8.24cm" svg:x2="6.3cm" svg:y2="10.66cm" draw:start-shape="id1" draw:start-glue-point="8" draw:end-shape="id2" draw:end-glue-point="3" svg:d="M6000 8240v2420h300" svg:viewBox="0 0 301 2421">
          <text:p/>
        </draw:connector>
        <draw:connector draw:style-name="gr6" draw:text-style-name="P1" draw:layer="layout" svg:x1="12.601cm" svg:y1="8.241cm" svg:x2="12.3cm" svg:y2="10.66cm" draw:start-shape="id3" draw:start-glue-point="8" draw:end-shape="id2" draw:end-glue-point="1" svg:d="M12601 8241v2419h-301" svg:viewBox="0 0 302 2420">
          <text:p/>
        </draw:connector>
        <draw:connector draw:style-name="gr6" draw:text-style-name="P1" draw:layer="layout" svg:x1="9.3cm" svg:y1="12.32cm" svg:x2="9.3cm" svg:y2="16cm" draw:start-shape="id2" draw:start-glue-point="2" draw:end-shape="id4" draw:end-glue-point="4" svg:d="M9300 12320v3680" svg:viewBox="0 0 1 3681">
          <text:p/>
        </draw:connector>
        <draw:connector draw:style-name="gr6" draw:text-style-name="P1" draw:layer="layout" svg:x1="9.3cm" svg:y1="19.95cm" svg:x2="9.3cm" svg:y2="21cm" draw:start-shape="id4" draw:start-glue-point="7" draw:end-shape="id5" draw:end-glue-point="4" svg:d="M9300 19950v1050" svg:viewBox="0 0 1 1051">
          <text:p/>
        </draw:connector>
        <draw:connector draw:style-name="gr7" draw:text-style-name="P1" draw:layer="layout" svg:x1="4.4cm" svg:y1="16.33cm" svg:x2="7.8cm" svg:y2="17.975cm" draw:start-shape="id6" draw:start-glue-point="2" draw:end-shape="id4" draw:end-glue-point="5" svg:d="M4400 16330v1645h3400" svg:viewBox="0 0 3401 1646">
          <text:p/>
        </draw:connector>
        <draw:line draw:style-name="gr8" draw:text-style-name="P1" draw:layer="layout" svg:x1="6.4cm" svg:y1="12.2cm" svg:x2="5.2cm" svg:y2="13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4T15:35:13.057000000</meta:creation-date>
    <dc:date>2015-11-04T16:05:31.628000000</dc:date>
    <meta:editing-duration>PT14M36S</meta:editing-duration>
    <meta:editing-cycles>3</meta:editing-cycles>
    <meta:generator>LibreOffice/4.3.7.2$Windows_x86 LibreOffice_project/8a35821d8636a03b8bf4e15b48f59794652c68ba</meta:generator>
    <meta:document-statistic meta:object-count="12"/>
  </office:meta>
</office:document-meta>
</file>